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5"><text:s text:c="5"/></text:p>
            <text:p text:style-name="P15"><text:s text:c="5"/></text:p>
            <text:p text:style-name="P15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8T08:02:49</dc:date>
    <meta:editing-duration>PT15H23M11S</meta:editing-duration>
    <meta:editing-cycles>31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0" meta:word-count="167" meta:character-count="1949" meta:non-whitespace-character-count="1663"/>
  </office:meta>
</office:document-meta>
</file>